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4b4" officeooo:paragraph-rsid="0011f4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f4b4" officeooo:paragraph-rsid="0011f4b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a52c" officeooo:paragraph-rsid="0013a52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1f4b4" officeooo:paragraph-rsid="0011f4b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a52c" officeooo:paragraph-rsid="0013a52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1f4b4" officeooo:paragraph-rsid="0011f4b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style:text-underline-style="none" fo:font-weight="normal" officeooo:rsid="0013a52c" officeooo:paragraph-rsid="0013a52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a6099" style:text-underline-style="none" fo:font-weight="normal" officeooo:rsid="0013a52c" officeooo:paragraph-rsid="0013a52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3a52c" officeooo:paragraph-rsid="0013a52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8734" officeooo:paragraph-rsid="00158734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2a6099"/>
    </style:style>
    <style:style style:name="T4" style:family="text">
      <style:text-properties fo:color="#81d4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- 2<text:span text:style-name="T1">nd</text:span> Edition</text:p>
      <text:p text:style-name="P1">Chapter Review Questions</text:p>
      <text:p text:style-name="P6"/>
      <text:p text:style-name="P2">Chapter 1</text:p>
      <text:p text:style-name="P4"/>
      <text:p text:style-name="P4">1. Which of the following are operators, and which are values?</text:p>
      <text:p text:style-name="P4"/>
      <text:p text:style-name="P4">* - operator</text:p>
      <text:p text:style-name="P4">'hello' - value</text:p>
      <text:p text:style-name="P4">-88.8 - value</text:p>
      <text:p text:style-name="P4">- operator</text:p>
      <text:p text:style-name="P4">/ operator</text:p>
      <text:p text:style-name="P4">+ operator</text:p>
      <text:p text:style-name="P4">5 value</text:p>
      <text:p text:style-name="P4"/>
      <text:p text:style-name="P4">2. Which of the following is a variable, and which is a string?</text:p>
      <text:p text:style-name="P4"/>
      <text:p text:style-name="P4">Spam - variable</text:p>
      <text:p text:style-name="P4">'spam' - string</text:p>
      <text:p text:style-name="P4"/>
      <text:p text:style-name="P4">3. Name three data types.</text:p>
      <text:p text:style-name="P4"/>
      <text:p text:style-name="P4">String, int, variable</text:p>
      <text:p text:style-name="P4"/>
      <text:p text:style-name="P4">4. What is an expression made up of? What do all expressions do?</text:p>
      <text:p text:style-name="P4"/>
      <text:p text:style-name="P4">An expression is made up of statements that resolve down to a final value</text:p>
      <text:p text:style-name="P4"/>
      <text:p text:style-name="P4">5. This chapter introduced assignment statements, like spam = 10. What is the difference between an expression and a statement?</text:p>
      <text:p text:style-name="P4"/>
      <text:p text:style-name="P4">An assignment statement is assigning a value to a variable. An expression resolves some sort of calculation/computation</text:p>
      <text:p text:style-name="P4"/>
      <text:p text:style-name="P4">6. What does the variable bacon contain after the following code runs?</text:p>
      <text:p text:style-name="P4"/>
      <text:p text:style-name="P4">bacon = 20</text:p>
      <text:p text:style-name="P4">bacon + 1</text:p>
      <text:p text:style-name="P4"/>
      <text:p text:style-name="P4">bacon still contains 20 because the value was not changed/reassigned</text:p>
      <text:p text:style-name="P4"/>
      <text:p text:style-name="P4">7. What should the following two expressions evaluate to?</text:p>
      <text:p text:style-name="P4"/>
      <text:p text:style-name="P4">'spam' + 'spamspam'</text:p>
      <text:p text:style-name="P4">'spam' * 3</text:p>
      <text:p text:style-name="P4"/>
      <text:p text:style-name="P4">both should evaluate to ‘spamspamspam’</text:p>
      <text:p text:style-name="P4"/>
      <text:p text:style-name="P4">8. Why is eggs a valid variable name while 100 is invalid?</text:p>
      <text:p text:style-name="P4"><text:soft-page-break/>100 is an int value and cannot be used as a variable, variables must start with a letter. If you try to do something like “100 = foo” you will get an erro</text:p>
      <text:p text:style-name="P4"/>
      <text:p text:style-name="P4">9. What three functions can be used to get the integer, floating-point number, or string version of a value?</text:p>
      <text:p text:style-name="P4"/>
      <text:p text:style-name="P4">Int()</text:p>
      <text:p text:style-name="P4">float()</text:p>
      <text:p text:style-name="P4">str()</text:p>
      <text:p text:style-name="P4"/>
      <text:p text:style-name="P4">10. Why does this expression cause an error? How can you fix it?</text:p>
      <text:p text:style-name="P4"/>
      <text:p text:style-name="P4">'I have eaten ' + 99 + ' burritos.'</text:p>
      <text:p text:style-name="P4"/>
      <text:p text:style-name="P4">Strings can only concatenate with other strings, 99 needs to be ‘99’</text:p>
      <text:p text:style-name="P4"/>
      <text:p text:style-name="P3">Chapter 2</text:p>
      <text:p text:style-name="P5"/>
      <text:p text:style-name="P5">1. What are the two values of the Boolean data type? How do you write them?</text:p>
      <text:p text:style-name="P5"/>
      <text:p text:style-name="P5">True and False (case sensitive)</text:p>
      <text:p text:style-name="P5"/>
      <text:p text:style-name="P5">2. What are the three Boolean operators?</text:p>
      <text:p text:style-name="P5"/>
      <text:p text:style-name="P5">And, or, not</text:p>
      <text:p text:style-name="P5"/>
      <text:p text:style-name="P5">3. Write out the truth tables of each Boolean operator (that is, every possible combination of Boolean values for the operator and what they evaluate to).</text:p>
      <text:p text:style-name="P5"/>
      <text:p text:style-name="P5">See chapter for truth tables</text:p>
      <text:p text:style-name="P5"/>
      <text:p text:style-name="P5">4. What do the following expressions evaluate to?</text:p>
      <text:p text:style-name="P5"/>
      <text:p text:style-name="P5">(5 &gt; 4) and (3 == 5) </text:p>
      <text:p text:style-name="P5">False</text:p>
      <text:p text:style-name="P5">not (5 &gt; 4) </text:p>
      <text:p text:style-name="P5">False</text:p>
      <text:p text:style-name="P5">(5 &gt; 4) or (3 == 5) </text:p>
      <text:p text:style-name="P5">True</text:p>
      <text:p text:style-name="P5">not ((5 &gt; 4) or (3 == 5))</text:p>
      <text:p text:style-name="P5">False</text:p>
      <text:p text:style-name="P5">(True and True) and (True == False)</text:p>
      <text:p text:style-name="P5">False</text:p>
      <text:p text:style-name="P5">(not False) or (not True)</text:p>
      <text:p text:style-name="P5">True</text:p>
      <text:p text:style-name="P5"/>
      <text:p text:style-name="P5">5. What are the six comparison operators?</text:p>
      <text:p text:style-name="P5"/>
      <text:p text:style-name="P5">&gt;, &lt;, =, &lt;=, &gt;=, ==</text:p>
      <text:p text:style-name="P5"><text:soft-page-break/></text:p>
      <text:p text:style-name="P5">6. What is the difference between the equal to operator and the assignment operator?</text:p>
      <text:p text:style-name="P5"/>
      <text:p text:style-name="P5">== checks comparison, = assigns value</text:p>
      <text:p text:style-name="P5"/>
      <text:p text:style-name="P5">7. Explain what a condition is and where you would use one.</text:p>
      <text:p text:style-name="P5"/>
      <text:p text:style-name="P5">Determine if different branches of code should operate </text:p>
      <text:p text:style-name="P5"/>
      <text:p text:style-name="P5">8. Identify the three blocks in this code:</text:p>
      <text:p text:style-name="P5"/>
      <text:p text:style-name="P7">spam = 0</text:p>
      <text:p text:style-name="P7">if spam == 10:</text:p>
      <text:p text:style-name="P5"><text:s text:c="4"/><text:span text:style-name="T3">print('eggs')</text:span></text:p>
      <text:p text:style-name="P8"><text:s text:c="4"/>if spam &gt; 5:</text:p>
      <text:p text:style-name="P5"><text:s text:c="8"/><text:span text:style-name="T4">print('bacon')</text:span></text:p>
      <text:p text:style-name="P5"><text:s text:c="3"/><text:span text:style-name="T3"><text:s/>else:</text:span></text:p>
      <text:p text:style-name="P5"><text:s text:c="8"/><text:span text:style-name="T4">print('ham')</text:span></text:p>
      <text:p text:style-name="P5"><text:s text:c="4"/><text:span text:style-name="T3">print('spam')</text:span></text:p>
      <text:p text:style-name="P7">print('spam')</text:p>
      <text:p text:style-name="P5"/>
      <text:p text:style-name="P5">9. Write code that prints Hello if 1 is stored in spam, prints Howdy if 2 is stored in spam, and prints Greetings! if anything else is stored in spam.</text:p>
      <text:p text:style-name="P5"/>
      <text:p text:style-name="P5">If spam == 1:</text:p>
      <text:p text:style-name="P5"><text:tab/>print(‘Hello’)</text:p>
      <text:p text:style-name="P5">elif spam ==2:</text:p>
      <text:p text:style-name="P5"><text:tab/>print(‘Howdy’)</text:p>
      <text:p text:style-name="P5">else:</text:p>
      <text:p text:style-name="P5"><text:tab/>print(‘Greetings!’)</text:p>
      <text:p text:style-name="P5"/>
      <text:p text:style-name="P5">10. What keys can you press if your program is stuck in an infinite loop?</text:p>
      <text:p text:style-name="P5"/>
      <text:p text:style-name="P5">CTRL+C</text:p>
      <text:p text:style-name="P5"/>
      <text:p text:style-name="P5">11. What is the difference between break and continue?</text:p>
      <text:p text:style-name="P5"/>
      <text:p text:style-name="P5">Break breaks out of the loop, whereas continue skips the rest of the loop’s current iteration and continues to the beginning of the loop iteration</text:p>
      <text:p text:style-name="P5"/>
      <text:p text:style-name="P5">12. What is the difference between range(10), range(0, 10), and range(0, 10, 1) in a for loop?</text:p>
      <text:p text:style-name="P5"/>
      <text:p text:style-name="P5">They are all the same. They start at 0, increment by 1, and go up to but not including 10 (so, 9)</text:p>
      <text:p text:style-name="P5"/>
      <text:p text:style-name="P5">13. Write a short program that prints the numbers 1 to 10 using a for loop. Then write an equivalent program that prints the numbers 1 to 10 using a while loop.</text:p>
      <text:p text:style-name="P5"/>
      <text:p text:style-name="P5">For I in range(1, 11):<text:line-break/><text:tab/>print(i)</text:p>
      <text:p text:style-name="P5"><text:soft-page-break/></text:p>
      <text:p text:style-name="P5">I == 1</text:p>
      <text:p text:style-name="P5">while I &lt; 11:</text:p>
      <text:p text:style-name="P5"><text:tab/>print(i)</text:p>
      <text:p text:style-name="P5"><text:tab/>I = i+1</text:p>
      <text:p text:style-name="P5"/>
      <text:p text:style-name="P5">14. If you had a function named bacon() inside a module named spam, how would you call it after importing spam?</text:p>
      <text:p text:style-name="P5"/>
      <text:p text:style-name="P5">Spam.bacon()</text:p>
      <text:p text:style-name="P5"/>
      <text:p text:style-name="P10">Chapter 3</text:p>
      <text:p text:style-name="P10"><text:span text:style-name="T2"/></text:p>
      <text:p text:style-name="P10"><text:span text:style-name="T2">1. Why are functions advantageous to have in your programs?</text:span></text:p>
      <text:p text:style-name="P10"><text:span text:style-name="T2"/></text:p>
      <text:p text:style-name="P10"><text:span text:style-name="T2">Organization and shorter, cleaner code</text:span></text:p>
      <text:p text:style-name="P10"><text:span text:style-name="T2"/></text:p>
      <text:p text:style-name="P10"><text:span text:style-name="T2">2. When does the code in a function execute: when the function is defined or when the function is called?</text:span></text:p>
      <text:p text:style-name="P10"><text:span text:style-name="T2"/></text:p>
      <text:p text:style-name="P10"><text:span text:style-name="T2">Called</text:span></text:p>
      <text:p text:style-name="P10"><text:span text:style-name="T2"/></text:p>
      <text:p text:style-name="P10"><text:span text:style-name="T2">3. What statement creates a function?</text:span></text:p>
      <text:p text:style-name="P10"><text:span text:style-name="T2"/></text:p>
      <text:p text:style-name="P10"><text:span text:style-name="T2">Def()</text:span></text:p>
      <text:p text:style-name="P10"><text:span text:style-name="T2"/></text:p>
      <text:p text:style-name="P10"><text:span text:style-name="T2">4. What is the difference between a function and a function call?</text:span></text:p>
      <text:p text:style-name="P10"><text:span text:style-name="T2"/></text:p>
      <text:p text:style-name="P10"><text:span text:style-name="T2">A function is a miniature program inside your program, however it doesn’t actually run until it’s been called. You first have to define the function, then call it.</text:span></text:p>
      <text:p text:style-name="P10"><text:span text:style-name="T2"/></text:p>
      <text:p text:style-name="P10"><text:span text:style-name="T2">5. How many global scopes are there in a Python program? How many local scopes?</text:span></text:p>
      <text:p text:style-name="P10"><text:span text:style-name="T2"/></text:p>
      <text:p text:style-name="P10"><text:span text:style-name="T2">1 global scope; as many local scopes as there are functions</text:span></text:p>
      <text:p text:style-name="P10"><text:span text:style-name="T2"/></text:p>
      <text:p text:style-name="P10"><text:span text:style-name="T2">6. What happens to variables in a local scope when the function call returns?</text:span></text:p>
      <text:p text:style-name="P10"><text:span text:style-name="T2"/></text:p>
      <text:p text:style-name="P10"><text:span text:style-name="T2">They are deleted</text:span></text:p>
      <text:p text:style-name="P10"><text:span text:style-name="T2"/></text:p>
      <text:p text:style-name="P10"><text:span text:style-name="T2">7. What is a return value? Can a return value be part of an expression?</text:span></text:p>
      <text:p text:style-name="P10"><text:span text:style-name="T2"/></text:p>
      <text:p text:style-name="P10"><text:span text:style-name="T2">A return value is what a function evaluates to. Return values can be passed as arguments to other function calls, so they can be part of an expression.</text:span></text:p>
      <text:p text:style-name="P10"><text:span text:style-name="T2"/></text:p>
      <text:p text:style-name="P10"><text:span text:style-name="T2">8. If a function does not have a return statement, what is the return value of a call to that function?</text:span></text:p>
      <text:p text:style-name="P10"><text:span text:style-name="T2"/></text:p>
      <text:p text:style-name="P10"><text:span text:style-name="T2">None. Python adds a return None statement to any function without a return statement.</text:span></text:p>
      <text:p text:style-name="P10"><text:span text:style-name="T2"/></text:p>
      <text:p text:style-name="P10"><text:span text:style-name="T2">9. How can you force a variable in a function to refer to the global variable?</text:span></text:p>
      <text:p text:style-name="P10"><text:soft-page-break/><text:span text:style-name="T2">Global &lt;variable&gt;</text:span></text:p>
      <text:p text:style-name="P10"><text:span text:style-name="T2"/></text:p>
      <text:p text:style-name="P10"><text:span text:style-name="T2">10. What is the data type of None?</text:span></text:p>
      <text:p text:style-name="P10"><text:span text:style-name="T2"/></text:p>
      <text:p text:style-name="P10"><text:span text:style-name="T2">NoneType</text:span></text:p>
      <text:p text:style-name="P10"><text:span text:style-name="T2"/></text:p>
      <text:p text:style-name="P10"><text:span text:style-name="T2">11. What does the import areallyourpetsnamederic statement do?</text:span></text:p>
      <text:p text:style-name="P10"><text:span text:style-name="T2"/></text:p>
      <text:p text:style-name="P10"><text:span text:style-name="T2">Imports the module <text:s/>areallyourpetsnamederic, as long as it is installed in the system</text:span></text:p>
      <text:p text:style-name="P10"><text:span text:style-name="T2"/></text:p>
      <text:p text:style-name="P10"><text:span text:style-name="T2">12. If you had a function named bacon() in a module named spam, how would you call it after importing spam?</text:span></text:p>
      <text:p text:style-name="P10"><text:span text:style-name="T2"/></text:p>
      <text:p text:style-name="P10"><text:span text:style-name="T2">Import spam</text:span></text:p>
      <text:p text:style-name="P10"><text:span text:style-name="T2">spam.bacon()</text:span></text:p>
      <text:p text:style-name="P10"><text:span text:style-name="T2"/></text:p>
      <text:p text:style-name="P10"><text:span text:style-name="T2">13. How can you prevent a program from crashing when it gets an error?</text:span></text:p>
      <text:p text:style-name="P10"><text:span text:style-name="T2"/></text:p>
      <text:p text:style-name="P10"><text:span text:style-name="T2">The try and except clauses</text:span></text:p>
      <text:p text:style-name="P10"><text:span text:style-name="T2"/></text:p>
      <text:p text:style-name="P10"><text:span text:style-name="T2">14. What goes in the try clause? What goes in the except clause?</text:span></text:p>
      <text:p text:style-name="P10"><text:span text:style-name="T2"/></text:p>
      <text:p text:style-name="P10"><text:span text:style-name="T2">The try cause is for the code that you want to attempt to execute, the except clause is to catch any errors <text:s text:c="2"/>that you expect might occur, so that the whole program doesn’t crash when there’s an err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09:15:32.919916946</meta:creation-date>
    <dc:date>2020-05-27T10:50:44.475544765</dc:date>
    <meta:editing-duration>PT22M23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5" meta:paragraph-count="124" meta:word-count="1023" meta:character-count="5511" meta:non-whitespace-character-count="4567"/>
  </office:meta>
</office:document-meta>
</file>